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A000001904511FF02A75E0F8A.png" manifest:media-type="image/png"/>
  <manifest:file-entry manifest:full-path="Pictures/10000201000001CC00000208B591D3DAF5E289F6.png" manifest:media-type="image/png"/>
  <manifest:file-entry manifest:full-path="Pictures/10000201000003EB0000014EDD5CDFDDB989BE55.png" manifest:media-type="image/png"/>
  <manifest:file-entry manifest:full-path="Pictures/100002010000054300000429D0C8300BCF7F3C82.png" manifest:media-type="image/png"/>
  <manifest:file-entry manifest:full-path="Pictures/100002010000030F00000320829B4876B860011F.png" manifest:media-type="image/png"/>
  <manifest:file-entry manifest:full-path="Pictures/100002010000062A000004833F58BB0014EC5AB9.png" manifest:media-type="image/png"/>
  <manifest:file-entry manifest:full-path="Pictures/1000020100000166000001D4448F0488C575149D.png" manifest:media-type="image/png"/>
  <manifest:file-entry manifest:full-path="Pictures/10000201000001C1000001F1475E684E2C1698BE.png" manifest:media-type="image/png"/>
  <manifest:file-entry manifest:full-path="Pictures/1000020100000293000001C350401411A26FAA4E.png" manifest:media-type="image/png"/>
  <manifest:file-entry manifest:full-path="Pictures/10000000000000C70000009DB5138D1B3FA29684.jpg" manifest:media-type="image/jpeg"/>
  <manifest:file-entry manifest:full-path="Pictures/10000000000000E1000000E190C81A493994D77C.jpg" manifest:media-type="image/jpeg"/>
  <manifest:file-entry manifest:full-path="Pictures/10000000000001740000011511D4869EEAD4AEAC.png" manifest:media-type="image/png"/>
  <manifest:file-entry manifest:full-path="Pictures/100002010000057900000495EEB102C06B973B27.png" manifest:media-type="image/png"/>
  <manifest:file-entry manifest:full-path="Pictures/10000000000001CC00000189466D047DD4DB021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3.95cm" fo:min-width="5.1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ing Potentiometer</text:p>
          </draw:text-box>
        </draw:frame>
        <draw:frame draw:style-name="gr2" draw:text-style-name="P2" draw:layer="layout" svg:width="5.685cm" svg:height="5.809cm" svg:x="4.705cm" svg:y="4.913cm" presentation:class="graphic">
          <draw:image xlink:href="Pictures/100002010000030F00000320829B4876B860011F.png" xlink:type="simple" xlink:show="embed" xlink:actuate="onLoad">
            <text:p/>
          </draw:image>
        </draw:frame>
        <draw:frame draw:style-name="gr2" draw:text-style-name="P2" draw:layer="layout" svg:width="7.362cm" svg:height="5.809cm" svg:x="3.867cm" svg:y="11.275cm" presentation:class="graphic">
          <draw:image xlink:href="Pictures/10000000000000C70000009DB5138D1B3FA29684.jpg" xlink:type="simple" xlink:show="embed" xlink:actuate="onLoad">
            <text:p/>
          </draw:image>
        </draw:frame>
        <draw:frame presentation:style-name="pr5" draw:text-style-name="P3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">Also known as voltage divider</text:span></text:p>
                <text:p><text:span text:style-name="T1"/></text:p>
                <text:p><text:span text:style-name="T1"/></text:p>
              </text:list-item>
              <text:list-item>
                <text:p><text:span text:style-name="T1">When powered with 5v , the middle pin outputs a voltage between 0 to 5 depending on the position of the kno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rcuit</text:p>
          </draw:text-box>
        </draw:frame>
        <draw:frame draw:style-name="gr2" draw:text-style-name="P2" draw:layer="layout" svg:width="16.64cm" svg:height="12.179cm" svg:x="5.679cm" svg:y="4.913cm" presentation:class="graphic">
          <draw:image xlink:href="Pictures/100002010000062A000004833F58BB0014EC5A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Read()</text:p>
          </draw:text-box>
        </draw:frame>
        <draw:frame draw:style-name="gr2" draw:text-style-name="P2" draw:layer="layout" svg:width="12.297cm" svg:height="4.094cm" svg:x="1.399cm" svg:y="8.956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Reads the value from the specified analog pin</text:span></text:p>
              </text:list-item>
              <text:list-item>
                <text:p><text:span text:style-name="T2">it will map input voltages between 0 and 5 volts into integer values between 0 and 1023 - <text:s/>10 bit ADC</text:span></text:p>
              </text:list-item>
              <text:list-item>
                <text:p><text:span text:style-name="T2">Resolution </text:span></text:p>
                <text:p><text:span text:style-name="T2">5/1024 = 4.9mv </text:span></text:p>
              </text:list-item>
            </text:list>
          </draw:text-box>
        </draw:frame>
        <draw:custom-shape draw:style-name="gr3" draw:text-style-name="P2" draw:layer="layout" svg:width="5.6cm" svg:height="4.2cm" svg:x="7.8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ange the speed of led</text:p>
          </draw:text-box>
        </draw:frame>
        <draw:frame draw:style-name="gr2" draw:text-style-name="P2" draw:layer="layout" svg:width="9.315cm" svg:height="12.179cm" svg:x="9.341cm" svg:y="4.913cm" presentation:class="graphic">
          <draw:image xlink:href="Pictures/1000020100000166000001D4448F0488C57514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D On/Off By Position</text:p>
          </draw:text-box>
        </draw:frame>
        <draw:frame draw:style-name="gr2" draw:text-style-name="P2" draw:layer="layout" svg:width="11.002cm" svg:height="12.179cm" svg:x="8.498cm" svg:y="4.913cm" presentation:class="graphic">
          <draw:image xlink:href="Pictures/10000201000001C1000001F1475E684E2C1698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lume Controller</text:p>
          </draw:text-box>
        </draw:frame>
        <draw:frame draw:style-name="gr2" draw:text-style-name="P2" draw:layer="layout" svg:width="14.546cm" svg:height="12.179cm" svg:x="6.725cm" svg:y="4.912cm" presentation:class="graphic" presentation:user-transformed="true">
          <draw:image xlink:href="Pictures/100002010000057900000495EEB102C06B973B27.png" xlink:type="simple" xlink:show="embed" xlink:actuate="onLoad">
            <text:p/>
          </draw:image>
        </draw:frame>
        <draw:frame draw:style-name="gr4" draw:text-style-name="P6" draw:layer="layout" svg:width="5.2cm" svg:height="0.962cm" svg:x="20.2cm" svg:y="18cm">
          <draw:text-box>
            <text:p>100 Ohm R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ume Knob</text:p>
          </draw:text-box>
        </draw:frame>
        <draw:frame draw:style-name="gr2" draw:text-style-name="P2" draw:layer="layout" svg:width="17.795cm" svg:height="12.179cm" svg:x="5.101cm" svg:y="4.913cm" presentation:class="graphic">
          <draw:image xlink:href="Pictures/1000020100000293000001C350401411A26FAA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e your Environment</text:p>
          </draw:text-box>
        </draw:frame>
        <draw:frame draw:style-name="gr2" draw:text-style-name="P2" draw:layer="layout" svg:width="5.809cm" svg:height="5.809cm" svg:x="4.643cm" svg:y="4.913cm" presentation:class="graphic">
          <draw:image xlink:href="Pictures/10000000000000E1000000E190C81A493994D77C.jpg" xlink:type="simple" xlink:show="embed" xlink:actuate="onLoad">
            <text:p/>
          </draw:image>
        </draw:frame>
        <draw:frame draw:style-name="gr2" draw:text-style-name="P2" draw:layer="layout" svg:width="6.799cm" svg:height="5.809cm" svg:x="4.148cm" svg:y="11.275cm" presentation:class="graphic">
          <draw:image xlink:href="Pictures/10000000000001CC00000189466D047DD4DB0212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Photoresistor</text:p>
              </text:list-header>
              <text:list-item>
                <text:p>Changes resistance based on how much light the sensor receives</text:p>
              </text:list-item>
              <text:list-item>
                <text:p>Voltage Divider is used with sens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5.404cm" svg:height="12.179cm" svg:x="6.297cm" svg:y="4.913cm" presentation:class="graphic">
          <draw:image xlink:href="Pictures/100002010000054300000429D0C8300BCF7F3C82.png" xlink:type="simple" xlink:show="embed" xlink:actuate="onLoad">
            <text:p/>
          </draw:image>
        </draw:frame>
        <draw:frame draw:style-name="gr5" draw:text-style-name="P7" draw:layer="layout" svg:width="5.8cm" svg:height="0.806cm" svg:x="20.6cm" svg:y="18cm">
          <draw:text-box>
            <text:p><text:span text:style-name="T3">LDR R - 10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/Off Led</text:p>
          </draw:text-box>
        </draw:frame>
        <draw:frame draw:style-name="gr2" draw:text-style-name="P2" draw:layer="layout" svg:width="10.774cm" svg:height="12.179cm" svg:x="8.612cm" svg:y="4.913cm" presentation:class="graphic">
          <draw:image xlink:href="Pictures/10000201000001CC00000208B591D3DAF5E289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Bright is Out there</text:p>
          </draw:text-box>
        </draw:frame>
        <draw:frame draw:style-name="gr2" draw:text-style-name="P2" draw:layer="layout" svg:width="18.817cm" svg:height="12.179cm" svg:x="4.59cm" svg:y="4.913cm" presentation:class="graphic">
          <draw:image xlink:href="Pictures/100002010000026A000001904511FF02A75E0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o Control</text:p>
          </draw:text-box>
        </draw:frame>
        <draw:frame draw:style-name="gr6" draw:text-style-name="P8" draw:layer="layout" svg:width="12.297cm" svg:height="9.155cm" svg:x="1.399cm" svg:y="6.425cm" presentation:class="graphic">
          <draw:image xlink:href="Pictures/10000000000001740000011511D4869EEAD4AEAC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Servo motors can turn into a specified position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21:27:36.006171030</meta:creation-date>
    <meta:generator>LibreOffice/5.2.2.2$Linux_X86_64 LibreOffice_project/20m0$Build-2</meta:generator>
    <dc:date>2017-02-11T15:00:01.260296119</dc:date>
    <meta:editing-duration>PT3H16M18S</meta:editing-duration>
    <meta:editing-cycles>32</meta:editing-cycles>
    <meta:document-statistic meta:object-count="82"/>
  </office:meta>
</office:document-meta>
</file>